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14.762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1.7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wrap-option="no-wrap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eroende</text:p>
          </table:table-cell>
          <table:table-cell table:style-name="ce3" office:value-type="string">
            <text:p>Kategori</text:p>
          </table:table-cell>
          <table:table-cell table:style-name="ce3" office:value-type="string">
            <text:p>Benämning</text:p>
          </table:table-cell>
          <table:table-cell table:style-name="ce4" office:value-type="string">
            <text:p>Beskrivning</text:p>
          </table:table-cell>
          <table:table-cell table:style-name="ce3" office:value-type="string">
            <text:p>Klar</text:p>
          </table:table-cell>
          <table:table-cell table:style-name="ce3" office:value-type="string">
            <text:p>Testad</text:p>
          </table:table-cell>
        </table:table-row>
        <table:table-row table:style-name="ro1">
          <table:table-cell office:value-type="string">
            <text:p>01.01.01</text:p>
          </table:table-cell>
          <table:table-cell/>
          <table:table-cell office:value-type="string">
            <text:p>Databas</text:p>
          </table:table-cell>
          <table:table-cell office:value-type="string">
            <text:p>Designa databas</text:p>
          </table:table-cell>
          <table:table-cell office:value-type="string">
            <text:p>Ta fram en fysisk modell för databasen</text:p>
          </table:table-cell>
          <table:table-cell table:number-columns-repeated="2"/>
        </table:table-row>
        <table:table-row table:style-name="ro1">
          <table:table-cell office:value-type="string">
            <text:p>01.01.02</text:p>
          </table:table-cell>
          <table:table-cell office:value-type="string">
            <text:p>01.01.01</text:p>
          </table:table-cell>
          <table:table-cell office:value-type="string">
            <text:p>Databas</text:p>
          </table:table-cell>
          <table:table-cell office:value-type="string">
            <text:p>Skapa databas</text:p>
          </table:table-cell>
          <table:table-cell office:value-type="string">
            <text:p>Skapa tabellerna enligt fysiska modellen</text:p>
          </table:table-cell>
          <table:table-cell table:number-columns-repeated="2"/>
        </table:table-row>
        <table:table-row table:style-name="ro1">
          <table:table-cell office:value-type="string">
            <text:p>01.01.03</text:p>
          </table:table-cell>
          <table:table-cell office:value-type="string">
            <text:p>01.01.02</text:p>
          </table:table-cell>
          <table:table-cell office:value-type="string">
            <text:p>Databas</text:p>
          </table:table-cell>
          <table:table-cell office:value-type="string">
            <text:p>Skapa relationer</text:p>
          </table:table-cell>
          <table:table-cell office:value-type="string">
            <text:p>Lägg in relationerna mellan tabellerna</text:p>
          </table:table-cell>
          <table:table-cell table:number-columns-repeated="2"/>
        </table:table-row>
        <table:table-row table:style-name="ro1">
          <table:table-cell office:value-type="string">
            <text:p>01.01.04</text:p>
          </table:table-cell>
          <table:table-cell office:value-type="string">
            <text:p>01.01.02</text:p>
          </table:table-cell>
          <table:table-cell office:value-type="string">
            <text:p>Databas</text:p>
          </table:table-cell>
          <table:table-cell office:value-type="string">
            <text:p>Exempeldata</text:p>
          </table:table-cell>
          <table:table-cell office:value-type="string">
            <text:p>Lägg in lite grundläggande data i tabellerna</text:p>
          </table:table-cell>
          <table:table-cell table:number-columns-repeated="2"/>
        </table:table-row>
        <table:table-row table:style-name="ro1">
          <table:table-cell office:value-type="string">
            <text:p>02.01.01</text:p>
          </table:table-cell>
          <table:table-cell/>
          <table:table-cell office:value-type="string">
            <text:p>Design</text:p>
          </table:table-cell>
          <table:table-cell office:value-type="string">
            <text:p>Grundstruktur</text:p>
          </table:table-cell>
          <table:table-cell office:value-type="string">
            <text:p>Skapa en grundstruktur för sidan med HTML och CSS</text:p>
          </table:table-cell>
          <table:table-cell table:number-columns-repeated="2"/>
        </table:table-row>
        <table:table-row table:style-name="ro1">
          <table:table-cell office:value-type="string">
            <text:p>02.01.02</text:p>
          </table:table-cell>
          <table:table-cell office:value-type="string">
            <text:p>02.01.01</text:p>
          </table:table-cell>
          <table:table-cell office:value-type="string">
            <text:p>Design</text:p>
          </table:table-cell>
          <table:table-cell office:value-type="string">
            <text:p>Färgtema</text:p>
          </table:table-cell>
          <table:table-cell office:value-type="string">
            <text:p>Ta fram och applicera färgtema till strukturen</text:p>
          </table:table-cell>
          <table:table-cell table:number-columns-repeated="2"/>
        </table:table-row>
        <table:table-row table:style-name="ro1">
          <table:table-cell office:value-type="string">
            <text:p>02.01.03</text:p>
          </table:table-cell>
          <table:table-cell office:value-type="string">
            <text:p>02.01.01</text:p>
          </table:table-cell>
          <table:table-cell office:value-type="string">
            <text:p>Design</text:p>
          </table:table-cell>
          <table:table-cell office:value-type="string">
            <text:p>Meny</text:p>
          </table:table-cell>
          <table:table-cell office:value-type="string">
            <text:p>Skapa och styla menyn för hemsidan</text:p>
          </table:table-cell>
          <table:table-cell table:number-columns-repeated="2"/>
        </table:table-row>
        <table:table-row table:style-name="ro1">
          <table:table-cell office:value-type="string">
            <text:p>02.01.04</text:p>
          </table:table-cell>
          <table:table-cell office:value-type="string">
            <text:p>02.01.01</text:p>
          </table:table-cell>
          <table:table-cell office:value-type="string">
            <text:p>Design</text:p>
          </table:table-cell>
          <table:table-cell office:value-type="string">
            <text:p>Content</text:p>
          </table:table-cell>
          <table:table-cell office:value-type="string">
            <text:p>CSS för generellt innehåll</text:p>
          </table:table-cell>
          <table:table-cell table:number-columns-repeated="2"/>
        </table:table-row>
        <table:table-row table:style-name="ro1">
          <table:table-cell office:value-type="string">
            <text:p>02.01.05</text:p>
          </table:table-cell>
          <table:table-cell office:value-type="string">
            <text:p>02.01.01</text:p>
          </table:table-cell>
          <table:table-cell office:value-type="string">
            <text:p>Design</text:p>
          </table:table-cell>
          <table:table-cell office:value-type="string">
            <text:p>Listor</text:p>
          </table:table-cell>
          <table:table-cell office:value-type="string">
            <text:p>Designa hur det ska se ut när saker listas(öl, bryggerier etc)</text:p>
          </table:table-cell>
          <table:table-cell table:number-columns-repeated="2"/>
        </table:table-row>
        <table:table-row table:style-name="ro1">
          <table:table-cell office:value-type="string">
            <text:p>02.02.01</text:p>
          </table:table-cell>
          <table:table-cell office:value-type="string">
            <text:p>02.01.01</text:p>
          </table:table-cell>
          <table:table-cell office:value-type="string">
            <text:p>Design</text:p>
          </table:table-cell>
          <table:table-cell office:value-type="string">
            <text:p>Designa login</text:p>
          </table:table-cell>
          <table:table-cell office:value-type="string">
            <text:p>Designa login-rutan för användare</text:p>
          </table:table-cell>
          <table:table-cell table:number-columns-repeated="2"/>
        </table:table-row>
        <table:table-row table:style-name="ro1">
          <table:table-cell office:value-type="string">
            <text:p>02.02.02</text:p>
          </table:table-cell>
          <table:table-cell office:value-type="string">
            <text:p>02.01.05</text:p>
          </table:table-cell>
          <table:table-cell office:value-type="string">
            <text:p>Design</text:p>
          </table:table-cell>
          <table:table-cell office:value-type="string">
            <text:p>Login fel-medelande</text:p>
          </table:table-cell>
          <table:table-cell office:value-type="string">
            <text:p>Designa hur fel vid inloggning ska se ut.</text:p>
          </table:table-cell>
          <table:table-cell table:number-columns-repeated="2"/>
        </table:table-row>
        <table:table-row table:style-name="ro1">
          <table:table-cell office:value-type="string">
            <text:p>02.03.01</text:p>
          </table:table-cell>
          <table:table-cell/>
          <table:table-cell office:value-type="string">
            <text:p>Design</text:p>
          </table:table-cell>
          <table:table-cell office:value-type="string">
            <text:p>Logo</text:p>
          </table:table-cell>
          <table:table-cell office:value-type="string">
            <text:p>Skapa en logotyp(Illustrator)</text:p>
          </table:table-cell>
          <table:table-cell table:number-columns-repeated="2"/>
        </table:table-row>
        <table:table-row table:style-name="ro1">
          <table:table-cell office:value-type="string">
            <text:p>02.03.02</text:p>
          </table:table-cell>
          <table:table-cell/>
          <table:table-cell office:value-type="string">
            <text:p>Design</text:p>
          </table:table-cell>
          <table:table-cell office:value-type="string">
            <text:p>Ikoner</text:p>
          </table:table-cell>
          <table:table-cell office:value-type="string">
            <text:p>16x16-Ikoner för diverse knappar</text:p>
          </table:table-cell>
          <table:table-cell table:number-columns-repeated="2"/>
        </table:table-row>
        <table:table-row table:style-name="ro1">
          <table:table-cell office:value-type="string">
            <text:p>03.01.01</text:p>
          </table:table-cell>
          <table:table-cell office:value-type="string">
            <text:p>01.01.03</text:p>
          </table:table-cell>
          <table:table-cell office:value-type="string">
            <text:p>Kodning(RoR)</text:p>
          </table:table-cell>
          <table:table-cell office:value-type="string">
            <text:p>Modeller</text:p>
          </table:table-cell>
          <table:table-cell office:value-type="string">
            <text:p>Skapa modeller efter databastabellerna</text:p>
          </table:table-cell>
          <table:table-cell table:number-columns-repeated="2"/>
        </table:table-row>
        <table:table-row table:style-name="ro1">
          <table:table-cell office:value-type="string">
            <text:p>03.01.02</text:p>
          </table:table-cell>
          <table:table-cell office:value-type="string">
            <text:p>03.01.01</text:p>
          </table:table-cell>
          <table:table-cell office:value-type="string">
            <text:p>Kodning(RoR)</text:p>
          </table:table-cell>
          <table:table-cell office:value-type="string">
            <text:p>Controllers</text:p>
          </table:table-cell>
          <table:table-cell office:value-type="string">
            <text:p>Skapa controllers till Modellerna</text:p>
          </table:table-cell>
          <table:table-cell table:number-columns-repeated="2"/>
        </table:table-row>
        <table:table-row table:style-name="ro1">
          <table:table-cell office:value-type="string">
            <text:p>03.02.01</text:p>
          </table:table-cell>
          <table:table-cell office:value-type="string">
            <text:p>03.01.02</text:p>
          </table:table-cell>
          <table:table-cell office:value-type="string">
            <text:p>Kodning(RoR)</text:p>
          </table:table-cell>
          <table:table-cell office:value-type="string">
            <text:p>Öl-CRUD</text:p>
          </table:table-cell>
          <table:table-cell office:value-type="string">
            <text:p>Skapa sidor för CRUD av öl</text:p>
          </table:table-cell>
          <table:table-cell table:number-columns-repeated="2"/>
        </table:table-row>
        <table:table-row table:style-name="ro1">
          <table:table-cell office:value-type="string">
            <text:p>03.03.01</text:p>
          </table:table-cell>
          <table:table-cell office:value-type="string">
            <text:p>03.01.02</text:p>
          </table:table-cell>
          <table:table-cell office:value-type="string">
            <text:p>Kodning(RoR)</text:p>
          </table:table-cell>
          <table:table-cell office:value-type="string">
            <text:p>Bryggeri-CRUD</text:p>
          </table:table-cell>
          <table:table-cell office:value-type="string">
            <text:p>Sidor för CRUD av bryggerier</text:p>
          </table:table-cell>
          <table:table-cell table:number-columns-repeated="2"/>
        </table:table-row>
        <table:table-row table:style-name="ro1">
          <table:table-cell office:value-type="string">
            <text:p>03.04.01</text:p>
          </table:table-cell>
          <table:table-cell office:value-type="string">
            <text:p>03.01.02</text:p>
          </table:table-cell>
          <table:table-cell office:value-type="string">
            <text:p>Kodning(RoR)</text:p>
          </table:table-cell>
          <table:table-cell office:value-type="string">
            <text:p>Användar-CRUD</text:p>
          </table:table-cell>
          <table:table-cell office:value-type="string">
            <text:p>Hantering av användare(För super-admins)</text:p>
          </table:table-cell>
          <table:table-cell table:number-columns-repeated="2"/>
        </table:table-row>
        <table:table-row table:style-name="ro1">
          <table:table-cell office:value-type="string">
            <text:p>03.04.02</text:p>
          </table:table-cell>
          <table:table-cell office:value-type="string">
            <text:p>03.01.02</text:p>
          </table:table-cell>
          <table:table-cell office:value-type="string">
            <text:p>Kodning(RoR)</text:p>
          </table:table-cell>
          <table:table-cell office:value-type="string">
            <text:p>Användar-registrering</text:p>
          </table:table-cell>
          <table:table-cell office:value-type="string">
            <text:p>Ge besökare möjligheten att registrera sig som användare</text:p>
          </table:table-cell>
          <table:table-cell table:number-columns-repeated="2"/>
        </table:table-row>
        <table:table-row table:style-name="ro1">
          <table:table-cell office:value-type="string">
            <text:p>03.04.03</text:p>
          </table:table-cell>
          <table:table-cell office:value-type="string">
            <text:p>03.04.02</text:p>
          </table:table-cell>
          <table:table-cell office:value-type="string">
            <text:p>Kodning(RoR)</text:p>
          </table:table-cell>
          <table:table-cell office:value-type="string">
            <text:p>Användar-inloggning</text:p>
          </table:table-cell>
          <table:table-cell office:value-type="string">
            <text:p>Inlogging</text:p>
          </table:table-cell>
          <table:table-cell table:number-columns-repeated="2"/>
        </table:table-row>
        <table:table-row table:style-name="ro1">
          <table:table-cell office:value-type="string">
            <text:p>03.04.04</text:p>
          </table:table-cell>
          <table:table-cell office:value-type="string">
            <text:p>03.04.03</text:p>
          </table:table-cell>
          <table:table-cell office:value-type="string">
            <text:p>Kodning(RoR)</text:p>
          </table:table-cell>
          <table:table-cell office:value-type="string">
            <text:p>Lösenordskryptering</text:p>
          </table:table-cell>
          <table:table-cell office:value-type="string">
            <text:p>Skapa algoritmer för att kryptera lösenorden</text:p>
          </table:table-cell>
          <table:table-cell table:number-columns-repeated="2"/>
        </table:table-row>
        <table:table-row table:style-name="ro1">
          <table:table-cell office:value-type="string">
            <text:p>03.04.05</text:p>
          </table:table-cell>
          <table:table-cell office:value-type="string">
            <text:p>03.04.04</text:p>
          </table:table-cell>
          <table:table-cell office:value-type="string">
            <text:p>Kodning(RoR)</text:p>
          </table:table-cell>
          <table:table-cell office:value-type="string">
            <text:p>Sessionshantering</text:p>
          </table:table-cell>
          <table:table-cell office:value-type="string">
            <text:p>Hur sessioner ska hanteras och kontrolleras när en användare är inloggad</text:p>
          </table:table-cell>
          <table:table-cell table:number-columns-repeated="2"/>
        </table:table-row>
        <table:table-row table:style-name="ro1">
          <table:table-cell office:value-type="string">
            <text:p>03.04.06</text:p>
          </table:table-cell>
          <table:table-cell office:value-type="string">
            <text:p>03.04.05</text:p>
          </table:table-cell>
          <table:table-cell office:value-type="string">
            <text:p>Kodning(RoR)</text:p>
          </table:table-cell>
          <table:table-cell office:value-type="string">
            <text:p>Utlogging</text:p>
          </table:table-cell>
          <table:table-cell office:value-type="string">
            <text:p>Ge användaren möjlighet att logga ut / hantera automatisk utloggning</text:p>
          </table:table-cell>
          <table:table-cell table:number-columns-repeated="2"/>
        </table:table-row>
        <table:table-row table:style-name="ro1">
          <table:table-cell office:value-type="string">
            <text:p>04.05.01</text:p>
          </table:table-cell>
          <table:table-cell/>
          <table:table-cell office:value-type="string">
            <text:p>Kodning(JS)</text:p>
          </table:table-cell>
          <table:table-cell office:value-type="string">
            <text:p>Generic</text:p>
          </table:table-cell>
          <table:table-cell office:value-type="string">
            <text:p>Skapa en JavascriptClass för Generell funktionallitet</text:p>
          </table:table-cell>
          <table:table-cell table:number-columns-repeated="2"/>
        </table:table-row>
        <table:table-row table:style-name="ro1">
          <table:table-cell office:value-type="string">
            <text:p>04.05.02</text:p>
          </table:table-cell>
          <table:table-cell office:value-type="string">
            <text:p>04.05.01</text:p>
          </table:table-cell>
          <table:table-cell office:value-type="string">
            <text:p>Kodning(JS)</text:p>
          </table:table-cell>
          <table:table-cell office:value-type="string">
            <text:p>Ajax</text:p>
          </table:table-cell>
          <table:table-cell office:value-type="string">
            <text:p>Koda en användbar och flexibel AJAX-funktion som kan användas i systemet</text:p>
          </table:table-cell>
          <table:table-cell table:number-columns-repeated="2"/>
        </table:table-row>
        <table:table-row table:style-name="ro1">
          <table:table-cell office:value-type="string">
            <text:p>04.05.03</text:p>
          </table:table-cell>
          <table:table-cell/>
          <table:table-cell office:value-type="string">
            <text:p>Kodning(JS)</text:p>
          </table:table-cell>
          <table:table-cell office:value-type="string">
            <text:p>Jquery-plugin</text:p>
          </table:table-cell>
          <table:table-cell office:value-type="string">
            <text:p>Skapa en grundkod för egna jQuery-plugins</text:p>
          </table:table-cell>
          <table:table-cell table:number-columns-repeated="2"/>
        </table:table-row>
        <table:table-row table:style-name="ro1">
          <table:table-cell office:value-type="string">
            <text:p>04.05.04</text:p>
          </table:table-cell>
          <table:table-cell office:value-type="string">
            <text:p>04.05.01</text:p>
          </table:table-cell>
          <table:table-cell office:value-type="string">
            <text:p>Kodning(JS)</text:p>
          </table:table-cell>
          <table:table-cell office:value-type="string">
            <text:p>Jquery-plugin:rating</text:p>
          </table:table-cell>
          <table:table-cell office:value-type="string">
            <text:p>Ett plugin för grafiskt visa betygsättning samt låta användare betygsätta.</text:p>
          </table:table-cell>
          <table:table-cell table:number-columns-repeated="2"/>
        </table:table-row>
        <table:table-row table:style-name="ro1">
          <table:table-cell office:value-type="string">
            <text:p>04.05.05</text:p>
          </table:table-cell>
          <table:table-cell office:value-type="string">
            <text:p>04.05.01</text:p>
          </table:table-cell>
          <table:table-cell office:value-type="string">
            <text:p>Kodning(JS)</text:p>
          </table:table-cell>
          <table:table-cell office:value-type="string">
            <text:p>Jquery-plugin:dialog</text:p>
          </table:table-cell>
          <table:table-cell office:value-type="string">
            <text:p>Dialog för att visa felmeddelanden, varnings-dialoger mm istället för alert- och confirm-rutor</text:p>
          </table:table-cell>
          <table:table-cell table:number-columns-repeated="2"/>
        </table:table-row>
        <table:table-row table:style-name="ro1">
          <table:table-cell office:value-type="string">
            <text:p>04.05.06</text:p>
          </table:table-cell>
          <table:table-cell office:value-type="string">
            <text:p>04.05.01</text:p>
          </table:table-cell>
          <table:table-cell office:value-type="string">
            <text:p>Kodning(JS)</text:p>
          </table:table-cell>
          <table:table-cell office:value-type="string">
            <text:p>Jquery-plugin:Tooltip</text:p>
          </table:table-cell>
          <table:table-cell office:value-type="string">
            <text:p>Plugin som visar en pratbubbla med meddelande vid specifikt element.</text:p>
          </table:table-cell>
          <table:table-cell table:number-columns-repeated="2"/>
        </table:table-row>
        <table:table-row table:style-name="ro1">
          <table:table-cell office:value-type="string">
            <text:p>04.05.07</text:p>
          </table:table-cell>
          <table:table-cell office:value-type="string">
            <text:p>04.05.01</text:p>
          </table:table-cell>
          <table:table-cell office:value-type="string">
            <text:p>Kodning(JS)</text:p>
          </table:table-cell>
          <table:table-cell office:value-type="string">
            <text:p>Jquery-plugin:Validering</text:p>
          </table:table-cell>
          <table:table-cell office:value-type="string">
            <text:p>Ska kunna användas för att validera input på klienten innan det postas till servern.</text:p>
          </table:table-cell>
          <table:table-cell table:number-columns-repeated="2"/>
        </table:table-row>
        <table:table-row table:style-name="ro1">
          <table:table-cell office:value-type="string">
            <text:p>05.01.01</text:p>
          </table:table-cell>
          <table:table-cell/>
          <table:table-cell office:value-type="string">
            <text:p>Kodning(RoR)</text:p>
          </table:table-cell>
          <table:table-cell office:value-type="string">
            <text:p>Öl-lista</text:p>
          </table:table-cell>
          <table:table-cell office:value-type="string">
            <text:p>Sidan där listan på alla öl visas samt möjligheten till att filtrera på olika sätt.</text:p>
          </table:table-cell>
          <table:table-cell table:number-columns-repeated="2"/>
        </table:table-row>
        <table:table-row table:style-name="ro1">
          <table:table-cell office:value-type="string">
            <text:p>05.01.02</text:p>
          </table:table-cell>
          <table:table-cell/>
          <table:table-cell office:value-type="string">
            <text:p>Kodning(RoR)</text:p>
          </table:table-cell>
          <table:table-cell office:value-type="string">
            <text:p>Öl-detaljer</text:p>
          </table:table-cell>
          <table:table-cell office:value-type="string">
            <text:p>Sidan där detaljer om ett öl visas</text:p>
          </table:table-cell>
          <table:table-cell table:number-columns-repeated="2"/>
        </table:table-row>
        <table:table-row table:style-name="ro1">
          <table:table-cell office:value-type="string">
            <text:p>05.02.01</text:p>
          </table:table-cell>
          <table:table-cell/>
          <table:table-cell office:value-type="string">
            <text:p>Kodning(RoR)</text:p>
          </table:table-cell>
          <table:table-cell office:value-type="string">
            <text:p>Bryggeri-lista</text:p>
          </table:table-cell>
          <table:table-cell office:value-type="string">
            <text:p>Sidan för listning av bryggeier samt filtreringfunktioner</text:p>
          </table:table-cell>
          <table:table-cell table:number-columns-repeated="2"/>
        </table:table-row>
        <table:table-row table:style-name="ro1">
          <table:table-cell office:value-type="string">
            <text:p>05.02.02</text:p>
          </table:table-cell>
          <table:table-cell/>
          <table:table-cell office:value-type="string">
            <text:p>Kodning(RoR)</text:p>
          </table:table-cell>
          <table:table-cell office:value-type="string">
            <text:p>Bryggeri-detaljer</text:p>
          </table:table-cell>
          <table:table-cell office:value-type="string">
            <text:p>Sida för att visa detaljer om bryggerier</text:p>
          </table:table-cell>
          <table:table-cell table:number-columns-repeated="2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2014-04-10</text:date>, <text:time>22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2M56S</meta:editing-duration>
    <meta:editing-cycles>4</meta:editing-cycles>
    <meta:generator>OpenOffice/4.0.1$Win32 OpenOffice.org_project/401m5$Build-9714</meta:generator>
    <dc:date>2014-04-10T22:24:50.73</dc:date>
    <meta:document-statistic meta:table-count="3" meta:cell-count="167" meta:object-count="0"/>
    <meta:user-defined meta:name="Info 1"/>
    <meta:user-defined meta:name="Info 2"/>
    <meta:user-defined meta:name="Info 3"/>
    <meta:user-defined meta:name="Info 4"/>
  </office:meta>
</office:document-meta>
</file>